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98in"/>
    </style:style>
    <style:style style:name="co2" style:family="table-column">
      <style:table-column-properties fo:break-before="auto" style:column-width="6.2965in"/>
    </style:style>
    <style:style style:name="co3" style:family="table-column">
      <style:table-column-properties fo:break-before="auto" style:column-width="3.7236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4.78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distortion (K1, K2, P1, P2)</text:p>
          </table:table-cell>
          <table:table-cell office:value-type="string" calcext:value-type="string">
            <text:p>Projection (fx, fy, cx, cy)</text:p>
          </table:table-cell>
          <table:table-cell office:value-type="string" calcext:value-type="string">
            <text:p>width, Height</text:p>
          </table:table-cell>
          <table:table-cell/>
        </table:table-row>
        <table:table-row table:style-name="ro1">
          <table:table-cell office:value-type="string" calcext:value-type="string">
            <text:p>Kalibar 01 on 2-7</text:p>
          </table:table-cell>
          <table:table-cell office:value-type="string" calcext:value-type="string">
            <text:p>-0.405603 <text:s text:c="4"/>0.15310488 -0.00068865 -0.00042327</text:p>
          </table:table-cell>
          <table:table-cell office:value-type="string" calcext:value-type="string">
            <text:p>459.53088735 459.99193671 394.76604955 247.4833917</text:p>
          </table:table-cell>
          <table:table-cell office:value-type="string" calcext:value-type="string">
            <text:p>752, 480</text:p>
          </table:table-cell>
          <table:table-cell office:value-type="string" calcext:value-type="string">
            <text:p>Linearity RMS Error: 0.130 Pixels <text:s text:c="5"/>Reprojection RMS Error: 0.070 Pixels</text:p>
          </table:table-cell>
        </table:table-row>
        <table:table-row table:style-name="ro1">
          <table:table-cell office:value-type="string" calcext:value-type="string">
            <text:p>Kalibar 02 on 2-8</text:p>
          </table:table-cell>
          <table:table-cell office:value-type="string" calcext:value-type="string">
            <text:p>-0.41586969 0.17455003 -0.00067328 <text:s/>0.00008043</text:p>
          </table:table-cell>
          <table:table-cell office:value-type="string" calcext:value-type="string">
            <text:p>459.65378657 460.05500919 393.07712918 247.58991835</text:p>
          </table:table-cell>
          <table:table-cell office:value-type="string" calcext:value-type="string">
            <text:p>752, 480</text:p>
          </table:table-cell>
          <table:table-cell office:value-type="string" calcext:value-type="string">
            <text:p>Linearity RMS Error: 0.118 Pixels <text:s text:c="5"/>Reprojection RMS Error: 0.085 Pixels</text:p>
          </table:table-cell>
        </table:table-row>
        <table:table-row table:style-name="ro1">
          <table:table-cell office:value-type="string" calcext:value-type="string">
            <text:p>Calibrationdata_23_2_8_left_cam</text:p>
          </table:table-cell>
          <table:table-cell office:value-type="string" calcext:value-type="string">
            <text:p>-0.408562, <text:s text:c="3"/>0.157958, <text:s text:c="2"/>-0.001085, <text:s text:c="4"/>0.000234, 0.000000</text:p>
          </table:table-cell>
          <table:table-cell office:value-type="string" calcext:value-type="string">
            <text:p>414.43093 <text:s text:c="5"/>414.43093 <text:s text:c="6"/>371.10787 <text:s text:c="5"/>247.09147</text:p>
          </table:table-cell>
          <table:table-cell office:value-type="string" calcext:value-type="string">
            <text:p>752, 480</text:p>
          </table:table-cell>
          <table:table-cell office:value-type="string" calcext:value-type="string">
            <text:p>Linearity RMS Error: 0.117 Pixels <text:s text:c="5"/>Reprojection RMS Error: 0.070 Pixels</text:p>
          </table:table-cell>
        </table:table-row>
        <table:table-row table:style-name="ro1">
          <table:table-cell office:value-type="string" calcext:value-type="string">
            <text:p>Calibrationdata_23_2_7_left_cam</text:p>
          </table:table-cell>
          <table:table-cell office:value-type="string" calcext:value-type="string">
            <text:p>-0.389640, <text:s text:c="3"/>0.128073, <text:s/>-0.000883, <text:s text:c="4"/>-0.000995, 0.000000</text:p>
          </table:table-cell>
          <table:table-cell office:value-type="string" calcext:value-type="string">
            <text:p>415.26811 <text:s text:c="5"/>415.26811 <text:s text:c="6"/>408.6667 <text:s text:c="7"/>247.92017</text:p>
          </table:table-cell>
          <table:table-cell office:value-type="string" calcext:value-type="string">
            <text:p>752, 480</text:p>
          </table:table-cell>
          <table:table-cell office:value-type="string" calcext:value-type="string">
            <text:p>Linearity RMS Error: 0.115 Pixels <text:s text:c="5"/>Reprojection RMS Error: 0.075 Pixels</text:p>
          </table:table-cell>
        </table:table-row>
        <table:table-row table:style-name="ro1">
          <table:table-cell office:value-type="string" calcext:value-type="string">
            <text:p>calibrationdata_23_2_5_left_cam</text:p>
          </table:table-cell>
          <table:table-cell office:value-type="string" calcext:value-type="string">
            <text:p>-0.382632, <text:s text:c="3"/>0.118378, <text:s/>-0.001513, <text:s text:c="5"/>0.000257, 0.000000</text:p>
          </table:table-cell>
          <table:table-cell office:value-type="string" calcext:value-type="string">
            <text:p>417.25704 <text:s text:c="5"/>417.25704 <text:s text:c="5"/>407.51215 <text:s text:c="7"/>250.89116</text:p>
          </table:table-cell>
          <table:table-cell office:value-type="string" calcext:value-type="string">
            <text:p>752, 480</text:p>
          </table:table-cell>
          <table:table-cell office:value-type="string" calcext:value-type="string">
            <text:p>Linearity RMS Error: 0.120 Pixels <text:s text:c="5"/>Reprojection RMS Error: 0.080 Pixels</text:p>
          </table:table-cell>
        </table:table-row>
        <table:table-row table:style-name="ro1">
          <table:table-cell/>
          <table:table-cell office:value-type="string" calcext:value-type="string">
            <text:p>-0.4056029974955945, 0.15310487535224113, -0.0006886532267972795, -0.000423268702575854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4">00/00/0000</text:date>, <text:time style:data-style-name="N2" text:time-value="01:21:06.7122531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8T11:17:33.465891602</meta:creation-date>
    <meta:generator>LibreOffice/6.4.7.2$Linux_X86_64 LibreOffice_project/40$Build-2</meta:generator>
    <dc:date>2023-02-14T11:23:27.959250635</dc:date>
    <meta:editing-duration>P1DT5H6M18S</meta:editing-duration>
    <meta:editing-cycles>3</meta:editing-cycles>
    <meta:document-statistic meta:table-count="1" meta:cell-count="29" meta:object-count="0"/>
  </office:meta>
</office:document-meta>
</file>